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3d15fd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50990f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51d62a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44904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5bc57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6c42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113da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64b1f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214f9f" officeooo:paragraph-rsid="006d7c8b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49eb4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50990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51d62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9a17c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5c05e3" officeooo:paragraph-rsid="005bc57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5021cc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51d62a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style:font-name="Avenir Next" officeooo:rsid="005e1814" officeooo:paragraph-rsid="005e1814"/>
    </style:style>
    <style:style style:name="P45" style:family="paragraph" style:parent-style-name="Standard">
      <style:paragraph-properties fo:text-align="start" style:justify-single-word="false"/>
      <style:text-properties officeooo:paragraph-rsid="00113da3"/>
    </style:style>
    <style:style style:name="P46" style:family="paragraph" style:parent-style-name="Standard">
      <style:paragraph-properties fo:text-align="start" style:justify-single-word="false"/>
      <style:text-properties officeooo:paragraph-rsid="0029a17c"/>
    </style:style>
    <style:style style:name="P47" style:family="paragraph" style:parent-style-name="Standard">
      <style:paragraph-properties fo:text-align="start" style:justify-single-word="false"/>
      <style:text-properties officeooo:paragraph-rsid="00270c0f"/>
    </style:style>
    <style:style style:name="P48" style:family="paragraph" style:parent-style-name="Standard">
      <style:paragraph-properties fo:text-align="start" style:justify-single-word="false"/>
      <style:text-properties officeooo:paragraph-rsid="00214f9f"/>
    </style:style>
    <style:style style:name="P49" style:family="paragraph" style:parent-style-name="Standard">
      <style:paragraph-properties fo:text-align="start" style:justify-single-word="false"/>
      <style:text-properties officeooo:paragraph-rsid="0026c843"/>
    </style:style>
    <style:style style:name="P50" style:family="paragraph" style:parent-style-name="Standard">
      <style:paragraph-properties fo:text-align="start" style:justify-single-word="false"/>
      <style:text-properties officeooo:paragraph-rsid="003d15fd"/>
    </style:style>
    <style:style style:name="P51" style:family="paragraph" style:parent-style-name="Standard">
      <style:paragraph-properties fo:text-align="start" style:justify-single-word="false"/>
      <style:text-properties officeooo:paragraph-rsid="0050990f"/>
    </style:style>
    <style:style style:name="P52" style:family="paragraph" style:parent-style-name="Standard">
      <style:paragraph-properties fo:text-align="start" style:justify-single-word="false"/>
      <style:text-properties officeooo:paragraph-rsid="0051d62a"/>
    </style:style>
    <style:style style:name="P53" style:family="paragraph" style:parent-style-name="Standard">
      <style:paragraph-properties fo:text-align="start" style:justify-single-word="false"/>
      <style:text-properties officeooo:paragraph-rsid="0049eb4e"/>
    </style:style>
    <style:style style:name="P54" style:family="paragraph" style:parent-style-name="Standard">
      <style:paragraph-properties fo:text-align="start" style:justify-single-word="false"/>
      <style:text-properties officeooo:paragraph-rsid="0071dced"/>
    </style:style>
    <style:style style:name="P55" style:family="paragraph" style:parent-style-name="Standard">
      <style:text-properties officeooo:paragraph-rsid="00113da3"/>
    </style:style>
    <style:style style:name="P56" style:family="paragraph" style:parent-style-name="Standard">
      <style:text-properties officeooo:paragraph-rsid="005e1814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text-line-through-style="solid" style:text-line-through-type="single" style:font-name="Avenir Next" fo:font-size="12pt" fo:font-style="normal" style:text-underline-style="none" fo:font-weight="bold" officeooo:rsid="00613127" officeooo:paragraph-rsid="00613127" fo:background-color="#fff5ce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613127" fo:background-color="#dde8cb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solid" style:text-underline-width="auto" style:text-underline-color="font-color" fo:font-weight="normal" officeooo:rsid="0075ae95" officeooo:paragraph-rsid="0075ae9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italic" style:text-underline-style="none" fo:font-weight="normal" officeooo:rsid="0070571d" officeooo:paragraph-rsid="0071dced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bold" officeooo:paragraph-rsid="005711c0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weight="bold" officeooo:paragraph-rsid="006cb309" style:font-weight-asian="bold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37c383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214f9f" officeooo:paragraph-rsid="00214f9f" style:font-size-asian="10.5pt" style:font-weight-asian="bold" style:font-size-complex="12pt" style:font-weight-complex="bold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37c383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5021cc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546c2b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49eb4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74" style:family="paragraph" style:parent-style-name="Standard" style:list-style-name="L5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5021c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75" style:family="paragraph" style:parent-style-name="Standard" style:list-style-name="L5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51d62a" fo:background-color="transparent" style:font-size-asian="10.5pt" style:font-style-asian="italic" style:font-weight-asian="bold" style:font-size-complex="12pt" style:font-style-complex="italic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bold" officeooo:rsid="0050990f" officeooo:paragraph-rsid="005021cc" fo:background-color="#afd095" style:font-size-asian="10.5pt" style:font-style-asian="italic" style:font-weight-asian="bold" style:font-size-complex="12pt" style:font-style-complex="italic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officeooo:paragraph-rsid="0029a17c"/>
    </style:style>
    <style:style style:name="P78" style:family="paragraph" style:parent-style-name="Standard" style:list-style-name="L2">
      <style:paragraph-properties fo:text-align="start" style:justify-single-word="false"/>
      <style:text-properties officeooo:paragraph-rsid="002db578"/>
    </style:style>
    <style:style style:name="P79" style:family="paragraph" style:parent-style-name="Standard" style:list-style-name="L3">
      <style:paragraph-properties fo:text-align="start" style:justify-single-word="false"/>
      <style:text-properties officeooo:paragraph-rsid="002b4b42"/>
    </style:style>
    <style:style style:name="P80" style:family="paragraph" style:parent-style-name="Standard" style:list-style-name="L3">
      <style:paragraph-properties fo:text-align="start" style:justify-single-word="false"/>
      <style:text-properties officeooo:paragraph-rsid="0026c843"/>
    </style:style>
    <style:style style:name="P81" style:family="paragraph" style:parent-style-name="Standard" style:list-style-name="L5">
      <style:paragraph-properties fo:text-align="start" style:justify-single-word="false"/>
      <style:text-properties officeooo:paragraph-rsid="0058edeb"/>
    </style:style>
    <style:style style:name="P82" style:family="paragraph" style:parent-style-name="Standard" style:list-style-name="L5">
      <style:paragraph-properties fo:text-align="start" style:justify-single-word="false"/>
      <style:text-properties officeooo:paragraph-rsid="0051d62a" fo:background-color="transparent"/>
    </style:style>
    <style:style style:name="P83" style:family="paragraph" style:parent-style-name="Standard">
      <style:paragraph-properties fo:text-align="start" style:justify-single-word="false"/>
      <style:text-properties style:text-line-through-style="none" style:text-line-through-type="none" style:font-name="Avenir Next" fo:font-size="12pt" fo:font-style="italic" style:text-underline-style="none" fo:font-weight="bold" officeooo:rsid="0051d62a" officeooo:paragraph-rsid="0051d62a" fo:background-color="#afd095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2ebc2d" fo:background-color="#afd095" loext:char-shading-value="0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214f9f" fo:background-color="#afd095" loext:char-shading-value="0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none" fo:font-weight="bold" officeooo:rsid="002d0738" fo:background-color="#afd095" loext:char-shading-value="0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none" fo:font-weight="bold" officeooo:rsid="00144904" fo:background-color="#afd095" loext:char-shading-value="0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5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4696c1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36427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bold" officeooo:rsid="00214f9f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venir Next" fo:font-size="12pt" fo:font-style="normal" style:text-underline-style="none" fo:font-weight="bold" officeooo:rsid="002d0738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venir Next" fo:font-size="12pt" fo:font-style="normal" style:text-underline-style="none" fo:font-weight="bold" officeooo:rsid="00144904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Avenir Next" fo:font-size="12pt" fo:font-style="normal" style:text-underline-style="none" fo:font-weight="bold" officeooo:rsid="00348670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Avenir Next" fo:font-size="12pt" fo:font-style="normal" style:text-underline-style="none" fo:font-weight="bold" officeooo:rsid="001e0c0c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Avenir Next" fo:font-size="12pt" fo:font-style="normal" style:text-underline-style="none" fo:font-weight="bold" officeooo:rsid="003d15fd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venir Next" fo:font-size="12pt" fo:font-style="normal" style:text-underline-style="none" fo:font-weight="normal" officeooo:rsid="0054b8af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venir Next" fo:font-size="12pt" fo:font-style="normal" style:text-underline-style="none" fo:font-weight="normal" officeooo:rsid="0054c5f4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venir Next" fo:font-size="12pt" fo:font-style="normal" style:text-underline-style="none" fo:font-weight="normal" officeooo:rsid="005631d1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venir Next" fo:font-size="12pt" fo:font-style="normal" style:text-underline-style="none" fo:font-weight="normal" officeooo:rsid="005aa5f8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venir Next" fo:font-size="12pt" fo:font-style="normal" style:text-underline-style="none" fo:font-weight="normal" officeooo:rsid="00214f9f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venir Next" fo:font-size="12pt" fo:font-style="normal" style:text-underline-style="none" fo:font-weight="normal" officeooo:rsid="0026c843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venir Next" fo:font-size="12pt" fo:font-style="normal" style:text-underline-style="none" fo:font-weight="normal" officeooo:rsid="003ef57b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venir Next" fo:font-size="12pt" fo:font-style="normal" style:text-underline-style="none" fo:font-weight="normal" officeooo:rsid="00433e15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venir Next" fo:font-size="12pt" fo:font-style="normal" style:text-underline-style="none" officeooo:rsid="0026c843" style:font-size-asian="10.5pt" style:font-style-asian="normal" style:font-size-complex="12pt" style:font-style-complex="normal"/>
    </style:style>
    <style:style style:name="T44" style:family="text">
      <style:text-properties style:font-name="Avenir Next" fo:font-size="12pt" fo:font-style="normal" style:text-underline-style="none" officeooo:rsid="006a58a6" style:font-size-asian="10.5pt" style:font-style-asian="normal" style:font-size-complex="12pt" style:font-style-complex="normal"/>
    </style:style>
    <style:style style:name="T45" style:family="text">
      <style:text-properties style:font-name="Avenir Next" fo:font-size="12pt" fo:font-style="normal" style:text-underline-style="none" officeooo:rsid="006ad644" style:font-size-asian="10.5pt" style:font-style-asian="normal" style:font-size-complex="12pt" style:font-style-complex="normal"/>
    </style:style>
    <style:style style:name="T46" style:family="text">
      <style:text-properties style:font-name="Avenir Next" fo:font-size="12pt" fo:font-style="normal" style:text-underline-style="none" officeooo:rsid="0049eb4e" style:font-size-asian="10.5pt" style:font-style-asian="normal" style:font-size-complex="12pt" style:font-style-complex="normal"/>
    </style:style>
    <style:style style:name="T47" style:family="text">
      <style:text-properties style:font-name="Avenir Next" fo:font-size="12pt" fo:font-style="normal" style:text-underline-style="none" officeooo:rsid="005711c0" style:font-size-asian="10.5pt" style:font-style-asian="normal" style:font-size-complex="12pt" style:font-style-complex="normal"/>
    </style:style>
    <style:style style:name="T48" style:family="text">
      <style:text-properties style:font-name="Avenir Next" fo:font-size="12pt" fo:font-style="normal" style:text-underline-style="none" officeooo:rsid="005735a0" style:font-size-asian="10.5pt" style:font-style-asian="normal" style:font-size-complex="12pt" style:font-style-complex="normal"/>
    </style:style>
    <style:style style:name="T49" style:family="text">
      <style:text-properties style:font-name="Avenir Next" fo:font-size="12pt" fo:font-style="italic" style:text-underline-style="none" fo:font-weight="bold" officeooo:rsid="004696c1" style:font-size-asian="10.5pt" style:font-style-asian="italic" style:font-weight-asian="bold" style:font-size-complex="12pt" style:font-style-complex="italic" style:font-weight-complex="bold"/>
    </style:style>
    <style:style style:name="T50" style:family="text">
      <style:text-properties style:font-name="Avenir Next" officeooo:rsid="00113da3"/>
    </style:style>
    <style:style style:name="T51" style:family="text">
      <style:text-properties style:font-name="Avenir Next" officeooo:rsid="005e1814"/>
    </style:style>
    <style:style style:name="T52" style:family="text">
      <style:text-properties style:font-name="Avenir Next" officeooo:rsid="005f4c07"/>
    </style:style>
    <style:style style:name="T53" style:family="text">
      <style:text-properties officeooo:rsid="001e0c0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6c843" style:font-weight-asian="bold" style:font-weight-complex="bold"/>
    </style:style>
    <style:style style:name="T56" style:family="text">
      <style:text-properties officeooo:rsid="0024baa4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29a17c" style:font-style-asian="normal" style:font-style-complex="normal"/>
    </style:style>
    <style:style style:name="T59" style:family="text">
      <style:text-properties fo:font-style="normal" officeooo:rsid="003a5017" style:font-style-asian="normal" style:font-style-complex="normal"/>
    </style:style>
    <style:style style:name="T60" style:family="text">
      <style:text-properties fo:font-style="normal" officeooo:rsid="0026c843" style:font-style-asian="normal" style:font-style-complex="normal"/>
    </style:style>
    <style:style style:name="T61" style:family="text">
      <style:text-properties fo:font-style="normal" officeooo:rsid="005bc578" style:font-style-asian="normal" style:font-style-complex="normal"/>
    </style:style>
    <style:style style:name="T62" style:family="text">
      <style:text-properties fo:font-style="normal" officeooo:rsid="005c05e3" style:font-style-asian="normal" style:font-style-complex="normal"/>
    </style:style>
    <style:style style:name="T63" style:family="text">
      <style:text-properties fo:font-style="normal" officeooo:rsid="00692d20" style:font-style-asian="normal" style:font-style-complex="normal"/>
    </style:style>
    <style:style style:name="T64" style:family="text">
      <style:text-properties fo:font-style="normal" officeooo:rsid="006a58a6" style:font-style-asian="normal" style:font-style-complex="normal"/>
    </style:style>
    <style:style style:name="T65" style:family="text">
      <style:text-properties fo:font-style="normal" officeooo:rsid="006ad644" style:font-style-asian="normal" style:font-style-complex="normal"/>
    </style:style>
    <style:style style:name="T66" style:family="text">
      <style:text-properties fo:font-style="normal" fo:font-weight="bold" officeooo:rsid="0026c843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49eb4e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5711c0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5bc578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6a58a6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ad644" style:font-style-asian="normal" style:font-weight-asian="bold" style:font-style-complex="normal" style:font-weight-complex="bold"/>
    </style:style>
    <style:style style:name="T72" style:family="text">
      <style:text-properties officeooo:rsid="0026c843"/>
    </style:style>
    <style:style style:name="T73" style:family="text">
      <style:text-properties officeooo:rsid="00144904"/>
    </style:style>
    <style:style style:name="T74" style:family="text">
      <style:text-properties officeooo:rsid="0029a17c"/>
    </style:style>
    <style:style style:name="T75" style:family="text">
      <style:text-properties officeooo:rsid="0030aa48"/>
    </style:style>
    <style:style style:name="T76" style:family="text">
      <style:text-properties officeooo:rsid="00339f1b"/>
    </style:style>
    <style:style style:name="T77" style:family="text">
      <style:text-properties officeooo:rsid="0037c383"/>
    </style:style>
    <style:style style:name="T78" style:family="text">
      <style:text-properties officeooo:rsid="00389904"/>
    </style:style>
    <style:style style:name="T79" style:family="text">
      <style:text-properties officeooo:rsid="003a5017"/>
    </style:style>
    <style:style style:name="T80" style:family="text">
      <style:text-properties officeooo:rsid="0050990f"/>
    </style:style>
    <style:style style:name="T81" style:family="text">
      <style:text-properties style:text-line-through-style="none" style:text-line-through-type="none" style:font-name="Avenir Next" fo:font-size="12pt" fo:font-style="italic" style:text-underline-style="none" fo:font-weight="bold" officeooo:rsid="0051d62a" style:font-size-asian="10.5pt" style:font-style-asian="italic" style:font-weight-asian="bold" style:font-size-complex="12pt" style:font-style-complex="italic" style:font-weight-complex="bold"/>
    </style:style>
    <style:style style:name="T82" style:family="text">
      <style:text-properties style:text-line-through-style="none" style:text-line-through-type="none" style:font-name="Avenir Next" fo:font-size="12pt" fo:font-style="italic" style:text-underline-style="none" fo:font-weight="bold" officeooo:rsid="005de132" fo:background-color="#afd095" loext:char-shading-value="0" style:font-size-asian="10.5pt" style:font-style-asian="italic" style:font-weight-asian="bold" style:font-size-complex="12pt" style:font-style-complex="italic" style:font-weight-complex="bold"/>
    </style:style>
    <style:style style:name="T83" style:family="text">
      <style:text-properties style:text-line-through-style="none" style:text-line-through-type="none" style:font-name="Avenir Next" fo:font-size="12pt" fo:font-style="italic" style:text-underline-style="none" fo:font-weight="bold" officeooo:rsid="0051d62a" fo:background-color="#afd095" loext:char-shading-value="0" style:font-size-asian="10.5pt" style:font-style-asian="italic" style:font-weight-asian="bold" style:font-size-complex="12pt" style:font-style-complex="italic" style:font-weight-complex="bold"/>
    </style:style>
    <style:style style:name="T84" style:family="text">
      <style:text-properties style:text-line-through-style="none" style:text-line-through-type="none" style:font-name="Avenir Next" fo:font-size="12pt" fo:font-style="normal" style:text-underline-style="none" fo:font-weight="bold" officeooo:rsid="00536670" style:font-size-asian="10.5pt" style:font-style-asian="normal" style:font-weight-asian="bold" style:font-size-complex="12pt" style:font-style-complex="normal" style:font-weight-complex="bold"/>
    </style:style>
    <style:style style:name="T85" style:family="text">
      <style:text-properties style:text-line-through-style="none" style:text-line-through-type="none" style:font-name="Avenir Next" fo:font-size="12pt" fo:font-style="normal" style:text-underline-style="none" fo:font-weight="bold" officeooo:rsid="004696c1" style:font-size-asian="10.5pt" style:font-style-asian="normal" style:font-weight-asian="bold" style:font-size-complex="12pt" style:font-style-complex="normal" style:font-weight-complex="bold"/>
    </style:style>
    <style:style style:name="T86" style:family="text">
      <style:text-properties style:text-line-through-style="none" style:text-line-through-type="none" style:font-name="Avenir Next" fo:font-size="12pt" fo:font-style="normal" style:text-underline-style="none" fo:font-weight="bold" officeooo:rsid="00536670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87" style:family="text">
      <style:text-properties style:text-line-through-style="none" style:text-line-through-type="none" style:font-name="Avenir Next" fo:font-size="12pt" fo:font-style="normal" style:text-underline-style="none" fo:font-weight="bold" officeooo:rsid="0058edeb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88" style:family="text">
      <style:text-properties style:text-line-through-style="none" style:text-line-through-type="none" style:font-name="Avenir Next" fo:font-size="12pt" fo:font-style="normal" style:text-underline-style="none" fo:font-weight="bold" officeooo:rsid="0051d62a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89" style:family="text">
      <style:text-properties style:text-line-through-style="none" style:text-line-through-type="none" style:font-name="Avenir Next" fo:font-size="12pt" fo:font-style="normal" style:text-underline-style="none" fo:font-weight="bold" officeooo:rsid="0051d62a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90" style:family="text">
      <style:text-properties officeooo:rsid="00536670"/>
    </style:style>
    <style:style style:name="T91" style:family="text">
      <style:text-properties fo:background-color="#afd095" loext:char-shading-value="0"/>
    </style:style>
    <style:style style:name="T92" style:family="text">
      <style:text-properties officeooo:rsid="0037c383" fo:background-color="#afd095" loext:char-shading-value="0"/>
    </style:style>
    <style:style style:name="T93" style:family="text">
      <style:text-properties officeooo:rsid="002d0738" fo:background-color="#afd095" loext:char-shading-value="0"/>
    </style:style>
    <style:style style:name="T94" style:family="text">
      <style:text-properties officeooo:rsid="00144904" fo:background-color="#afd095" loext:char-shading-value="0"/>
    </style:style>
    <style:style style:name="T95" style:family="text">
      <style:text-properties officeooo:rsid="00536670" fo:background-color="#afd095" loext:char-shading-value="0"/>
    </style:style>
    <style:style style:name="T96" style:family="text">
      <style:text-properties officeooo:rsid="0050990f" fo:background-color="#afd095" loext:char-shading-value="0"/>
    </style:style>
    <style:style style:name="T97" style:family="text">
      <style:text-properties style:text-position="super 58%" fo:font-style="normal" officeooo:rsid="005c05e3" style:font-style-asian="normal" style:font-style-complex="normal"/>
    </style:style>
    <style:style style:name="T98" style:family="text">
      <style:text-properties officeooo:rsid="0064b1fd"/>
    </style:style>
    <style:style style:name="T99" style:family="text">
      <style:text-properties officeooo:rsid="0064cc24"/>
    </style:style>
    <style:style style:name="T100" style:family="text">
      <style:text-properties officeooo:rsid="0071dced"/>
    </style:style>
    <style:style style:name="T101" style:family="text">
      <style:text-properties style:use-window-font-color="true" loext:opacity="0%" style:font-name="Avenir Next" fo:font-size="12pt" fo:font-style="italic" style:text-underline-style="none" fo:font-weight="normal" officeooo:rsid="0070571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style:use-window-font-color="true" loext:opacity="0%" style:font-name="Avenir Next" fo:font-size="12pt" fo:font-style="italic" style:text-underline-style="none" fo:font-weight="normal" officeooo:rsid="0075ae95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use-window-font-color="true" loext:opacity="0%" style:font-name="Avenir Next" fo:font-size="12pt" fo:font-style="italic" style:text-underline-style="none" fo:font-weight="normal" officeooo:rsid="007642f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style:use-window-font-color="true" loext:opacity="0%" style:font-name="Avenir Next" fo:font-size="12pt" fo:font-style="italic" style:text-underline-style="none" fo:font-weight="normal" officeooo:rsid="00781f2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style:use-window-font-color="true" loext:opacity="0%" style:font-name="Avenir Next" fo:font-size="12pt" fo:font-style="italic" style:text-underline-style="none" fo:font-weight="normal" officeooo:rsid="00785193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style:use-window-font-color="true" loext:opacity="0%" style:font-name="Avenir Next" fo:font-size="12pt" fo:font-style="italic" style:text-underline-style="none" fo:font-weight="normal" officeooo:rsid="0078c9d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7" style:family="text">
      <style:text-properties style:use-window-font-color="true" loext:opacity="0%" style:font-name="Avenir Next" fo:font-size="12pt" fo:font-style="italic" style:text-underline-style="none" fo:font-weight="normal" officeooo:rsid="007c462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8" style:family="text">
      <style:text-properties officeooo:rsid="007c46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12">Using Python3</text:p>
      <text:p text:style-name="P57">Yellow Highlight: Issue with running.</text:p>
      <text:p text:style-name="P58">Green Highlight: Given names for outputs/inputs.</text:p>
      <text:p text:style-name="P58"/>
      <text:p text:style-name="P59">Notes:</text:p>
      <text:p text:style-name="P60">- “Root Folder” consists of a copy of how my directory looks like after running all the commands below. This has been tested for pipelined version and file/path input version <text:span text:style-name="T100">which </text:span>results in the same <text:span text:style-name="T100">output.</text:span></text:p>
      <text:p text:style-name="P54"><text:span text:style-name="T101">- “</text:span><text:span text:style-name="T102">Individuals” consists of the collection segmented into individual </text:span><text:span text:style-name="T107">files/articles/documents...</text:span></text:p>
      <text:p text:style-name="P54"><text:span text:style-name="T102">- </text:span><text:span text:style-name="T103">“Step1 and Step 2” consists of the entire collection.</text:span></text:p>
      <text:p text:style-name="P54"><text:span text:style-name="T103">- “Step 3 to Step 6” consists of using the first 5 documents </text:span><text:span text:style-name="T104">which is</text:span><text:span text:style-name="T103"> to be processed. This can be changed by modifying the ‘5’ parameter to the desired number of documents </text:span><text:span text:style-name="T105">in “Step </text:span><text:span text:style-name="T106">#</text:span><text:span text:style-name="T105">3”</text:span><text:span text:style-name="T103"> though it would take a while to run on the entire collection :3</text:span></text:p>
      <text:p text:style-name="P5"/>
      <text:p text:style-name="P27">Step #1 – Reading the Reuter’s collection</text:p>
      <text:p text:style-name="P27">(block-1-reader.py)</text:p>
      <text:p text:style-name="P23"/>
      <text:p text:style-name="P40">Tested Commands</text:p>
      <text:list xml:id="list3102105395" text:style-name="L1">
        <text:list-item>
          <text:p text:style-name="P63">python3 ./block-1-reader.py --path reuters21578</text:p>
        </text:list-item>
        <text:list-item>
          <text:p text:style-name="P77"><text:span text:style-name="T11">python3 ./block-1-reader.py --path reuters21578 -o </text:span><text:span text:style-name="T12">collection</text:span><text:span text:style-name="T13">.json</text:span></text:p>
        </text:list-item>
      </text:list>
      <text:p text:style-name="P24"/>
      <text:p text:style-name="P19">============================================================</text:p>
      <text:p text:style-name="P19">Input: <text:span text:style-name="T73">reuters21578 </text:span>(Corpus’ path)</text:p>
      <text:p text:style-name="P47"><text:span text:style-name="T4">Output: </text:span><text:span text:style-name="T6">Creates a JSON file of the entire collection of </text:span><text:span text:style-name="T4">SGM </text:span><text:span text:style-name="T5">000 </text:span><text:span text:style-name="T6">to</text:span><text:span text:style-name="T5"> 021</text:span><text:span text:style-name="T4"> data as a string.</text:span></text:p>
      <text:p text:style-name="P20">============================================================</text:p>
      <text:p text:style-name="P14"/>
      <text:p text:style-name="P14">- <text:span text:style-name="T1">Changing directory to /reuters21578 to scan for .sgm files.</text:span></text:p>
      <text:p text:style-name="P14">- open(file_name,'r', errors='ignore'): <text:span text:style-name="T1">Opening files but set errors parameter to ignore due to unicode issue in sgm17.</text:span></text:p>
      <text:p text:style-name="P26">Error: </text:p>
      <text:p text:style-name="P26">UnicodeDecodeError: 'utf-8' codec can't decode byte 0xfc in position 1519554: invalid start byte</text:p>
      <text:p text:style-name="P26"/>
      <text:p text:style-name="P13"/>
      <text:p text:style-name="P27">Step #2 – Extracting the raw text of each article from the corpus </text:p>
      <text:p text:style-name="P27">(block-2-document-segmenter.py)</text:p>
      <text:p text:style-name="P7"><text:soft-page-break/></text:p>
      <text:p text:style-name="P40">Tested Commands</text:p>
      <text:list xml:id="list350188867" text:style-name="L2">
        <text:list-item>
          <text:p text:style-name="P67">python3 <text:span text:style-name="T53">./block-2-document-segmenter.py -i </text:span><text:span text:style-name="T93">collection</text:span><text:span text:style-name="T94">.json</text:span></text:p>
        </text:list-item>
        <text:list-item>
          <text:p text:style-name="P78"><text:span text:style-name="T16">python3 ./block-2-document-segmenter.py -i </text:span><text:span text:style-name="T23">collection</text:span><text:span text:style-name="T24">.json</text:span><text:span text:style-name="T16"> -o </text:span><text:span text:style-name="T25">documents</text:span><text:span text:style-name="T26">.json</text:span></text:p>
        </text:list-item>
        <text:list-item>
          <text:p text:style-name="P64">python3 ./block-1-reader.py --path reuters21578 | python3 ./block-2-document-segmenter.py</text:p>
        </text:list-item>
        <text:list-item>
          <text:p text:style-name="P65">python3 ./block-1-reader.py --path reuters21578 | python3 ./block-2-document-segmenter.py -o <text:span text:style-name="T91">documents.json </text:span></text:p>
        </text:list-item>
      </text:list>
      <text:p text:style-name="P39"/>
      <text:p text:style-name="P19">============================================================</text:p>
      <text:p text:style-name="P48"><text:span text:style-name="T2">- Input: </text:span><text:span text:style-name="T9">collection</text:span><text:span text:style-name="T10">.json</text:span><text:span text:style-name="T2"> contains all the documents </text:span><text:span text:style-name="T7">or pipelined stdin data from</text:span></text:p>
      <text:p text:style-name="P48"><text:span text:style-name="T2">- Output: Creates </text:span><text:span text:style-name="T7">a</text:span><text:span text:style-name="T2"> </text:span><text:span text:style-name="T7">JSON file</text:span><text:span text:style-name="T2"> with </text:span><text:span text:style-name="T7">5 documents</text:span><text:span text:style-name="T2">.</text:span></text:p>
      <text:p text:style-name="P19">============================================================</text:p>
      <text:p text:style-name="P17"/>
      <text:p text:style-name="P66">- **BeautifulSoup must be installed to parse the documents.</text:p>
      <text:p text:style-name="P25"><text:span text:style-name="T60">- **</text:span><text:span text:style-name="T64">JSON is needed to parse </text:span><text:span text:style-name="T65">the pipelined data</text:span></text:p>
      <text:p text:style-name="P17">- replace("reuters", "REUTERS") is used to satisfied the assert &lt;REUTERS&gt; since html parser lower-cases the tags.</text:p>
      <text:p text:style-name="P17">- find_all('reuters',limit=5): <text:span text:style-name="T76">P</text:span>arse 5 documents as for the output required.</text:p>
      <text:p text:style-name="P17">- sys.stdin.isatty(): <text:span text:style-name="T76">C</text:span><text:span text:style-name="T75">heck if stdin filestream is being used.</text:span></text:p>
      <text:p text:style-name="P17">- sys.stdin.read(): <text:span text:style-name="T76">R</text:span><text:span text:style-name="T75">ead the pipelined data</text:span></text:p>
      <text:p text:style-name="P46"><text:span text:style-name="T2">- str(</text:span><text:span text:style-name="T3">document</text:span><text:span text:style-name="T2">): </text:span><text:span text:style-name="T8">C</text:span><text:span text:style-name="T2">hange the “tag” object to “string”</text:span></text:p>
      <text:p text:style-name="P46"><text:span text:style-name="T3">- enumerate(documents): </text:span><text:span text:style-name="T8">Used to iterate but keep an index variable</text:span></text:p>
      <text:p text:style-name="P13"/>
      <text:p text:style-name="P45"><text:span text:style-name="T14">Step #3 – </text:span><text:span text:style-name="T15">Extraction</text:span></text:p>
      <text:p text:style-name="P28">(block-3-extractor.py)</text:p>
      <text:p text:style-name="P28"/>
      <text:p text:style-name="P40">Tested Commands</text:p>
      <text:list xml:id="list1125523968" text:style-name="L3">
        <text:list-item>
          <text:p text:style-name="P79"><text:span text:style-name="T17">python3 ./block-3-extractor.py -i </text:span><text:span text:style-name="T22">document</text:span><text:span text:style-name="T27">s</text:span><text:span text:style-name="T22">.json</text:span></text:p>
        </text:list-item>
        <text:list-item>
          <text:p text:style-name="P80"><text:span text:style-name="T17">python3 ./block-3-extractor.py -i </text:span><text:span text:style-name="T22">document</text:span><text:span text:style-name="T27">s</text:span><text:span text:style-name="T22">.json</text:span><text:span text:style-name="T17"> -o </text:span><text:span text:style-name="T21">articles</text:span><text:span text:style-name="T22">.json</text:span><text:span text:style-name="T17"> </text:span></text:p>
        </text:list-item>
        <text:list-item>
          <text:p text:style-name="P68">python3 ./block-1-reader.py --path reuters21578 | python3 ./block-2-document-segmenter.py | python3 ./block-3-extractor.py</text:p>
        </text:list-item>
        <text:list-item>
          <text:p text:style-name="P69">python3 ./block-1-reader.py --path reuters21578 | python3 ./block-2-document-segmenter.py | python3 ./block-3-extractor.py -<text:span text:style-name="T77">o </text:span><text:span text:style-name="T92">articles.json</text:span></text:p>
        </text:list-item>
      </text:list>
      <text:p text:style-name="P6"/>
      <text:p text:style-name="P8">============================================================</text:p>
      <text:p text:style-name="P49"><text:span text:style-name="T28">- Input:</text:span><text:span text:style-name="T39"> </text:span><text:span text:style-name="T40">document</text:span><text:span text:style-name="T41">s</text:span><text:span text:style-name="T39">.json</text:span><text:span text:style-name="T28"> </text:span><text:span text:style-name="T29">contains </text:span><text:span text:style-name="T30">5 documents</text:span></text:p>
      <text:p text:style-name="P49"><text:span text:style-name="T29">- Output: </text:span><text:span text:style-name="T32">5 dictionaries</text:span><text:span text:style-name="T29"> with ID and Text</text:span></text:p>
      <text:p text:style-name="P32">============================================================</text:p>
      <text:p text:style-name="P29"/>
      <text:p text:style-name="P29"><text:span text:style-name="T72">- </text:span><text:span text:style-name="T55">**BeautifulSoup must be installed to parse the documents.</text:span></text:p>
      <text:p text:style-name="P36">- document_id: <text:span text:style-name="T78">Consists of ID with whitespace and escape characters</text:span></text:p>
      <text:p text:style-name="P29"><text:soft-page-break/>- document_id_arr: <text:span text:style-name="T79">Consists of an array with one element (the ID #). </text:span><text:span text:style-name="T74">Python’s regex library is used to parse the document_id without the escaped characters and whitespace.</text:span></text:p>
      <text:p text:style-name="P29">- document.body.contents[0]: <text:span text:style-name="T79">Used to get the b</text:span>ody tag's text</text:p>
      <text:p text:style-name="P18"><text:span text:style-name="T57">- </text:span><text:span text:style-name="T58">str(text): </text:span><text:span text:style-name="T59">C</text:span><text:span text:style-name="T58">ast the iterable string to a normal string.</text:span></text:p>
      <text:p text:style-name="P37">- re.sub(r"[\\]+","",text): Remove escaped backslash lines</text:p>
      <text:p text:style-name="P37"/>
      <text:p text:style-name="P13"/>
      <text:p text:style-name="P27">Step #4 – <text:span text:style-name="T56">Tokenisation</text:span></text:p>
      <text:p text:style-name="P27">(block-4-tokeniser.py)</text:p>
      <text:p text:style-name="P13"/>
      <text:p text:style-name="P41">Tested Commands</text:p>
      <text:list xml:id="list408982997" text:style-name="L4">
        <text:list-item>
          <text:p text:style-name="P70">python3 block-4-tokenizer.py -i <text:span text:style-name="T91">articles.json</text:span></text:p>
        </text:list-item>
        <text:list-item>
          <text:p text:style-name="P70">python3 block-4-tokenizer.py -i <text:span text:style-name="T91">articles.json</text:span> -o <text:span text:style-name="T91">tokens.json </text:span></text:p>
        </text:list-item>
        <text:list-item>
          <text:p text:style-name="P73">python3 ./block-1-reader.py --path reuters21578 | python3 ./block-2-document-segmenter.py | python3 ./block-3-extractor.py | python3 ./block-4-tokenizer.py</text:p>
        </text:list-item>
        <text:list-item>
          <text:p text:style-name="P73">python3 ./block-1-reader.py --path reuters21578 | python3 ./block-2-document-segmenter.py | python3 ./block-3-extractor.py | python3 ./block-4-tokenizer.py -o <text:span text:style-name="T91">tokens.json</text:span></text:p>
        </text:list-item>
      </text:list>
      <text:p text:style-name="P31"/>
      <text:p text:style-name="P9">============================================================</text:p>
      <text:p text:style-name="P50"><text:span text:style-name="T28">- Input: </text:span><text:span text:style-name="T42">articles</text:span><text:span text:style-name="T39">.json</text:span><text:span text:style-name="T28"> </text:span><text:span text:style-name="T29">contains </text:span><text:span text:style-name="T32">dictionaries with ID and Text</text:span><text:span text:style-name="T31"> </text:span></text:p>
      <text:p text:style-name="P50"><text:span text:style-name="T29">- Output: </text:span><text:span text:style-name="T33">Lists of Tokens</text:span><text:span text:style-name="T34"> </text:span><text:span text:style-name="T33"><text:s/>[ID, Token]</text:span></text:p>
      <text:p text:style-name="P33">============================================================</text:p>
      <text:p text:style-name="P30"/>
      <text:p text:style-name="P53"><text:span text:style-name="T18">- **</text:span><text:span text:style-name="T19">NLTK</text:span><text:span text:style-name="T18"> must be installed to </text:span><text:span text:style-name="T19">tokenise</text:span><text:span text:style-name="T18"> the </text:span><text:span text:style-name="T19">texts</text:span><text:span text:style-name="T18">.</text:span></text:p>
      <text:p text:style-name="P62"><text:span text:style-name="T43">- **</text:span><text:span text:style-name="T44">JSON is needed to parse </text:span><text:span text:style-name="T45">the pipelined data</text:span></text:p>
      <text:p text:style-name="P21">- word_tokenize(full_text): Use NLTK to tokenise the text.</text:p>
      <text:p text:style-name="P21">- <text:span text:style-name="T98">Since the pipelined document needs to be properly formatted into JSON, some replacements are needed.</text:span></text:p>
      <text:p text:style-name="P22"><text:tab/>- data.replace("}","},")</text:p>
      <text:p text:style-name="P22"><text:tab/>- data= re.sub(r"{","[{",data, count=1) <text:span text:style-name="T99">#For start of index</text:span></text:p>
      <text:p text:style-name="P22"><text:tab/>- data= re.sub(r"},$","}]",data, count=1) </text:p>
      <text:p text:style-name="P13"/>
      <text:p text:style-name="P27">Step #5 – Apply Porter Stemmer</text:p>
      <text:p text:style-name="P27">(block-5-stemmer.py)</text:p>
      <text:p text:style-name="P13"/>
      <text:p text:style-name="P42">Tested Commands</text:p>
      <text:list xml:id="list582106267" text:style-name="L5">
        <text:list-item>
          <text:p text:style-name="P71">python3 ./block-5-stemmer.py -i <text:span text:style-name="T91">tokens.json</text:span></text:p>
        </text:list-item>
        <text:list-item>
          <text:p text:style-name="P71">python3 ./block-5-stemmer.py -i <text:span text:style-name="T91">tokens.json</text:span> -o <text:span text:style-name="T91">stems.json </text:span></text:p>
        </text:list-item>
        <text:list-item>
          <text:p text:style-name="P74">python3 ./block-1-reader.py --path reuters21578 | python3 ./block-2-document-segmenter.py | python3 ./block-3-extractor.py | python3 ./block-4-tokenizer.py | python3 ./block-5-stemmer.py</text:p>
        </text:list-item>
        <text:list-item>
          <text:p text:style-name="P74"><text:soft-page-break/>python3 ./block-1-reader.py --path reuters21578 | python3 ./block-2-document-segmenter.py | python3 ./block-3-extractor.py | python3 ./block-4-tokenizer.py | python3 ./block-5-stemmer.py -<text:span text:style-name="T80">o </text:span><text:span text:style-name="T96">stems.json</text:span></text:p>
        </text:list-item>
      </text:list>
      <text:p text:style-name="P76"/>
      <text:p text:style-name="P10">============================================================</text:p>
      <text:p text:style-name="P51"><text:span text:style-name="T28">- Input: </text:span><text:span text:style-name="T36">tokens</text:span><text:span text:style-name="T28">.json </text:span><text:span text:style-name="T29">contains </text:span><text:span text:style-name="T35">lists</text:span><text:span text:style-name="T32"> with ID and Text</text:span><text:span text:style-name="T31"> </text:span></text:p>
      <text:p text:style-name="P51"><text:span text:style-name="T29">- Output: </text:span><text:span text:style-name="T33">Lists of </text:span><text:span text:style-name="T35">Stemmed </text:span><text:span text:style-name="T33">Tokens</text:span><text:span text:style-name="T34"> </text:span><text:span text:style-name="T33"><text:s/>[ID, Token]</text:span></text:p>
      <text:p text:style-name="P34">============================================================</text:p>
      <text:p text:style-name="P13"/>
      <text:p text:style-name="P15"><text:span text:style-name="T54">-</text:span><text:span text:style-name="T60"> </text:span><text:span text:style-name="T66">**</text:span><text:span text:style-name="T67">NLTK</text:span><text:span text:style-name="T66"> must be installed </text:span><text:span text:style-name="T68">to get </text:span><text:span text:style-name="T69">the PorterStemmer</text:span></text:p>
      <text:p text:style-name="P16"><text:span text:style-name="T66">- **</text:span><text:span text:style-name="T70">JSON is needed to parse </text:span><text:span text:style-name="T71">the pipelined data</text:span></text:p>
      <text:p text:style-name="P15"><text:span text:style-name="T61">- sys.stdin.readlines(): </text:span><text:span text:style-name="T63">Read line by line to parse the token in JSON array</text:span></text:p>
      <text:p text:style-name="P15"><text:span text:style-name="T61">- stemmer.stem</text:span><text:span text:style-name="T62">(1): Stems the token which is 2</text:span><text:span text:style-name="T97">nd</text:span><text:span text:style-name="T62"> element of each pair of list.</text:span></text:p>
      <text:p text:style-name="P38">- (int(token[0]), token_stem): Casts the ID which is of type string into an int.</text:p>
      <text:p text:style-name="P13"/>
      <text:p text:style-name="P27">Step #6 – Given a list of stop words, remove those stop words from text.</text:p>
      <text:p text:style-name="P27">(block-6-stopwords-removal.py)</text:p>
      <text:p text:style-name="P2"/>
      <text:p text:style-name="P43">Tested Commands</text:p>
      <text:list xml:id="list222907167305005" text:continue-numbering="true" text:style-name="L5">
        <text:list-item>
          <text:p text:style-name="P72">python3 ./block-6-stopwords-removal.py -<text:span text:style-name="T90">i </text:span><text:span text:style-name="T95">stems.json</text:span></text:p>
        </text:list-item>
        <text:list-item>
          <text:p text:style-name="P81"><text:span text:style-name="T20">python3 ./block-6-stopwords-removal.py -</text:span><text:span text:style-name="T84">i </text:span><text:span text:style-name="T86">stems.json</text:span><text:span text:style-name="T85"> -s </text:span><text:span text:style-name="T87">stopwords-sample.txt </text:span><text:span text:style-name="T89">-o </text:span><text:span text:style-name="T87">results</text:span><text:span text:style-name="T88">.json</text:span></text:p>
        </text:list-item>
        <text:list-item>
          <text:p text:style-name="P75">python3 ./block-1-reader.py --path reuters21578 | python3 ./block-2-document-segmenter.py | python3 ./block-3-extractor.py | python3 ./block-4-tokenizer.py | python3 ./block-5-stemmer.py | python3 ./block-6-stopwords-removal.py</text:p>
        </text:list-item>
        <text:list-item>
          <text:p text:style-name="P82"><text:span text:style-name="T49">python3 ./block-1-reader.py --path reuters21578 | python3 ./block-2-document-segmenter.py | python3 ./block-3-extractor.py | python3 ./block-4-tokenizer.py | python3 ./block-5-stemmer.py | python3 ./block-6-stopwords-removal.py </text:span><text:span text:style-name="T81">-o </text:span><text:span text:style-name="T82">results</text:span><text:span text:style-name="T83">.json</text:span></text:p>
        </text:list-item>
      </text:list>
      <text:p text:style-name="P83"/>
      <text:p text:style-name="P11">============================================================</text:p>
      <text:p text:style-name="P52"><text:span text:style-name="T28">- Input: </text:span><text:span text:style-name="T36">stems</text:span><text:span text:style-name="T28">.json </text:span><text:span text:style-name="T29">contains </text:span><text:span text:style-name="T36">lists</text:span><text:span text:style-name="T32"> with ID and </text:span><text:span text:style-name="T36">stemmed text </text:span><text:span text:style-name="T37">and optionally </text:span><text:span text:style-name="T38">the path to </text:span><text:span text:style-name="T37">a list of stopwords. <text:s/>“</text:span><text:span text:style-name="T38">stopwords-sample.txt” consists of a subset of NLTK stopwords.</text:span></text:p>
      <text:p text:style-name="P52"><text:span text:style-name="T29">- Output: </text:span><text:span text:style-name="T33">Lists of Tokens</text:span><text:span text:style-name="T34"> </text:span><text:span text:style-name="T33"><text:s/>[ID, Token] </text:span><text:span text:style-name="T38">without the stopwords.</text:span></text:p>
      <text:p text:style-name="P35">============================================================</text:p>
      <text:p text:style-name="P35"/>
      <text:p text:style-name="P61"><text:span text:style-name="T43">- **</text:span><text:span text:style-name="T46">NLTK</text:span><text:span text:style-name="T43"> must be installed </text:span><text:span text:style-name="T47">to get a list of stopwords </text:span><text:span text:style-name="T48">to remove</text:span><text:span text:style-name="T43">.</text:span></text:p>
      <text:p text:style-name="P61"><text:span text:style-name="T43">- **</text:span><text:span text:style-name="T44">JSON is needed to parse </text:span><text:span text:style-name="T45">the pipelined data</text:span></text:p>
      <text:p text:style-name="P55"><text:span text:style-name="T50">- stop_words = set(stopwords.words("english")): </text:span><text:span text:style-name="T51">Retrieves a set of stopwords in english from NLTK library. This has to be downloaded!</text:span></text:p>
      <text:p text:style-name="P44">- if stopwords_list: Checks if the path of the “stopwords” is valid and not empty. If it’s not empty, it would iterate and adds these elements to an array.</text:p>
      <text:p text:style-name="P44"><text:soft-page-break/>- <text:s/>if stem_word not in stopwords_arr: Checks and adds the tokens if they are not in the previous array.</text:p>
      <text:p text:style-name="P44">- if not stopwords_arr: Default if the path is invalid or the file is empty.</text:p>
      <text:p text:style-name="P56"><text:span text:style-name="T51">- if stem_word not in stop_words: Iterates through NLTK’s </text:span><text:span text:style-name="T52">full </text:span><text:span text:style-name="T51">stopwords set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10-02T22:29:06.423333725</dc:date>
    <meta:editing-duration>PT13H16M6S</meta:editing-duration>
    <meta:editing-cycles>92</meta:editing-cycles>
    <meta:generator>LibreOffice/7.0.0.3$MacOSX_X86_64 LibreOffice_project/8061b3e9204bef6b321a21033174034a5e2ea88e</meta:generator>
    <meta:document-statistic meta:table-count="0" meta:image-count="0" meta:object-count="0" meta:page-count="5" meta:paragraph-count="113" meta:word-count="984" meta:character-count="7740" meta:non-whitespace-character-count="6880"/>
  </office:meta>
</office:document-meta>
</file>